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4">
            <text:p>9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5">
            <text:p>95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69">
            <text:p>6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1">
            <text:p>9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1">
            <text:p>9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2">
            <text:p>8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88">
            <text:p>8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67">
            <text:p>6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2679999999999998">
            <text:p>0.8268</text:p>
          </table:table-cell>
          <table:table-cell table:style-name="ACE-1" office:value-type="float" office:value="0.94589999999999996">
            <text:p>0.9459</text:p>
          </table:table-cell>
          <table:table-cell table:style-name="ACE-1" office:value-type="float" office:value="0.6986">
            <text:p>0.6986</text:p>
          </table:table-cell>
          <table:table-cell table:style-name="ACE-1" office:value-type="float" office:value="0.68200000000000005">
            <text:p>0.682</text:p>
          </table:table-cell>
          <table:table-cell table:style-name="ACE-1" office:value-type="float" office:value="0.63619999999999999">
            <text:p>0.6362</text:p>
          </table:table-cell>
          <table:table-cell table:style-name="ACE-1" office:value-type="float" office:value="0.15010000000000001">
            <text:p>0.1501</text:p>
          </table:table-cell>
          <table:table-cell table:style-name="ACE-1" office:value-type="float" office:value="0.68600000000000005">
            <text:p>0.68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8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84">
          <gnm:selection gnm:start-col="13" gnm:start-row="84" gnm:end-col="13" gnm:end-row="8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8:07:51Z</dc:date>
    <meta:editing-cycles>61</meta:editing-cycles>
    <meta:editing-duration>P1DT2H39M15S</meta:editing-duration>
    <meta:generator>gnumeric/1.12.46</meta:generator>
  </office:meta>
</office:document-meta>
</file>